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daQueu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init( SedaFlow sed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daQueu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daQueu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daQueu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daQueue.enqueue( final MessageExchangeImpl 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daQueue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daQueu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da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getCompon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SedaQueue( ComponentNameSpac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daQueue.getCapa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daQueue.setObjectName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